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20481472" text:id="ct1204814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7484670873082090" text:style-name="L1">
        <text:list-item>
          <text:p text:style-name="P26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26</dc:date><text:p text:style-name="P34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26</dc:date><text:p text:style-name="P34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27</dc:date><text:p text:style-name="P34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28</dc:date><text:p text:style-name="P34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44</dc:date><text:p text:style-name="P34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48</dc:date><text:p text:style-name="P34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3"/>
            <text:p text:style-name="P13">to be travailed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1_0853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</text:p>
            <text:p text:style-name="P15"><text:s/>אַרְצוֹ; <text:s text:c="3"/>וְשַׁעֲשֻׁעַי, אֶת-בְּנֵי אָדָם.</text:p>
          </table:table-cell>
          <table:table-cell table:style-name="表29.B2" office:value-type="string">
            <text:p text:style-name="P12"/>
            <text:p text:style-name="P12"/>
            <text:p text:style-name="P12">one gamboling / in habitance</text:p>
            <text:p text:style-name="P12"/>
            <text:p text:style-name="P12">land+his / and delectations+my</text:p>
            <text:p text:style-name="P12"/>
            <text:p text:style-name="P12">with – sons / man</text:p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</text:p>
            <text:p text:style-name="P12"/>
            <text:p text:style-name="P12">listen! - to me / and happy!</text:p>
            <text:p text:style-name="P12"/>
            <text:p text:style-name="P12">ways+my / to keep</text:p>
          </table:table-cell>
        </table:table-row>
        <text:soft-page-break/>
        <table:table-row>
          <table:table-cell table:style-name="表29.A2" office:value-type="string">
            <text:p text:style-name="P15">8:33</text:p>
            <text:p text:style-name="P15"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  <text:p text:style-name="P12"/>
            <text:p text:style-name="P12">listen! / admonition</text:p>
            <text:p text:style-name="P12"/>
            <text:p text:style-name="P12">and be wise! / and must not – to renounce</text:p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</text:p>
            <text:p text:style-name="P15">עַל-דַּלְתֹתַי, יוֹם יוֹם—לִשְׁמֹר,</text:p>
            <text:p text:style-name="P15"><text:s/>מְזוּזֹת פְּתָחָי.<text:tab/></text:p>
          </table:table-cell>
          <table:table-cell table:style-name="表29.B2" office:value-type="string">
            <text:p text:style-name="P12"/>
            <text:p text:style-name="P12"/>
            <text:p text:style-name="P12">happy! / man / one listening – to me</text:p>
            <text:p text:style-name="P12">to. to alert</text:p>
            <text:p text:style-name="P12"/>
            <text:p text:style-name="P12">on – doors+my / day by day – to. to keep</text:p>
            <text:p text:style-name="P12"/>
            <text:p text:style-name="P12">jambs / portals+my</text:p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  <text:p text:style-name="P12"/>
            <text:p text:style-name="P12">that one finding+me / to find</text:p>
            <text:p text:style-name="P12"/>
            <text:p text:style-name="P12">lives / and to gain hold</text:p>
            <text:p text:style-name="P12"/>
            <text:p text:style-name="P12">approval / from jehovah</text:p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</text:p>
            <text:p text:style-name="P15"><text:s/>נַפְשׁוֹ; <text:s text:c="3"/>כָּל-מְשַׂנְאַי, אָהֲבוּ מָוֶת.</text:p>
          </table:table-cell>
          <table:table-cell table:style-name="表29.B2" office:value-type="string">
            <text:p text:style-name="P12"/>
            <text:p text:style-name="P12"/>
            <text:p text:style-name="P12">and one missing+me / wronging</text:p>
            <text:p text:style-name="P12"/>
            <text:p text:style-name="P12">soul+his / every – ones hating+me</text:p>
            <text:p text:style-name="P12">to love / death</text:p>
          </table:table-cell>
        </table:table-row>
        <table:table-row>
          <table:table-cell table:style-name="表29.A2" office:value-type="string">
            <text:p text:style-name="P21">/] XXX 20200601_09085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3_1532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</text:p>
            <text:p text:style-name="P15">חָכְמוֹת, בָּנְתָה בֵיתָהּ; <text:s text:c="3"/><text:soft-page-break/>חָצְבָה עַמּוּדֶיהָ שִׁבְעָה.y<text:tab/></text:p>
          </table:table-cell>
          <table:table-cell table:style-name="表29.B2" office:value-type="string">
            <text:p text:style-name="P12"/>
            <text:p text:style-name="P12"/>
            <text:p text:style-name="P12">wisdom / to build / house+her</text:p>
            <text:p text:style-name="P12"/>
            <text:p text:style-name="P12"><text:soft-page-break/>to hew / columns+her / seven</text:p>
          </table:table-cell>
        </table:table-row>
        <table:table-row>
          <table:table-cell table:style-name="表29.A2" office:value-type="string">
            <text:p text:style-name="P15">9:2</text:p>
            <text:p text:style-name="P15">ב <text:s/>טָבְחָה טִבְחָהּ, מָסְכָה יֵינָהּ; <text:s text:c="3"/>אַף, עָרְכָה שֻׁלְחָנָהּ.<text:tab/></text:p>
          </table:table-cell>
          <table:table-cell table:style-name="表29.B2" office:value-type="string">
            <text:p text:style-name="P12"/>
            <text:p text:style-name="P12"/>
            <text:p text:style-name="P12">to slaughter / slaughter+her</text:p>
            <text:p text:style-name="P12"/>
            <text:p text:style-name="P12">to blend / wine+her / indeed</text:p>
            <text:p text:style-name="P12"/>
            <text:p text:style-name="P12">to arrange / table+her</text:p>
          </table:table-cell>
        </table:table-row>
        <table:table-row>
          <table:table-cell table:style-name="表29.A2" office:value-type="string">
            <text:p text:style-name="P15">9:3</text:p>
            <text:p text:style-name="P15">ג <text:s/>שָׁלְחָה נַעֲרֹתֶיהָ תִקְרָא-- <text:s text:c="3"/>עַל-גַּפֵּי, מְרֹמֵי קָרֶת.<text:tab/></text:p>
          </table:table-cell>
          <table:table-cell table:style-name="表29.B2" office:value-type="string">
            <text:p text:style-name="P12"/>
            <text:p text:style-name="P12"/>
            <text:p text:style-name="P12">to send forth / maidens+her</text:p>
            <text:p text:style-name="P12"/>
            <text:p text:style-name="P12">to call / on – peaks</text:p>
            <text:p text:style-name="P12"/>
            <text:p text:style-name="P12">heights / town</text:p>
          </table:table-cell>
        </table:table-row>
        <table:table-row>
          <table:table-cell table:style-name="表29.A2" office:value-type="string">
            <text:p text:style-name="P15">9:4</text:p>
            <text:p text:style-name="P15">ד <text:s/>מִי-פֶתִי, יָסֻר הֵנָּה; <text:s text:c="3"/>חֲסַר-לֵב, 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 / her</text:p>
            <text:p text:style-name="P12">lacking – heart / to say / to+him</text:p>
          </table:table-cell>
        </table:table-row>
        <table:table-row>
          <table:table-cell table:style-name="表29.A2" office:value-type="string">
            <text:p text:style-name="P15">9:5</text:p>
            <text:p text:style-name="P15">ה <text:s/>לְכוּ, לַחֲמוּ בְלַחֲמִי; <text:s text:c="3"/>וּשְׁתוּ, בְּיַיִן מָסָכְתִּי.<text:tab/></text:p>
          </table:table-cell>
          <table:table-cell table:style-name="表29.B2" office:value-type="string">
            <text:p text:style-name="P12"/>
            <text:p text:style-name="P12"/>
            <text:p text:style-name="P12">go! / dine! / in. bread+my</text:p>
            <text:p text:style-name="P12"/>
            <text:p text:style-name="P12">and drink! / in. wine / to blend</text:p>
          </table:table-cell>
        </table:table-row>
        <table:table-row>
          <table:table-cell table:style-name="表29.A2" office:value-type="string">
            <text:p text:style-name="P15">9:6</text:p>
            <text:p text:style-name="P15">ו <text:s/>עִזְבוּ פְתָאיִם וִחְיוּ; <text:s text:c="3"/>וְאִשְׁרוּ, בְּדֶרֶךְ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forsake! / simple ways / and live!</text:p>
            <text:p text:style-name="P12"/>
            <text:p text:style-name="P12">and progress! / in. way / understanding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604_101801</text:p>
          </table:table-cell>
          <table:table-cell table:style-name="表29.B2" office:value-type="string">
            <text:p text:style-name="P16"/>
          </table:table-cell>
        </table:table-row>
        <text:soft-page-break/>
        <table:table-row>
          <table:table-cell table:style-name="表29.A2" office:value-type="string">
            <text:p text:style-name="P15">9:7</text:p>
            <text:p text:style-name="P15">ז <text:s/>יֹסֵר, לֵץ—לֹקֵחַ</text:p>
            <text:p text:style-name="P15"><text:s/>לוֹ קָלוֹן; <text:s text:c="3"/>וּמוֹכִיחַ לְרָשָׁע מוּמוֹ.<text:tab/></text:p>
          </table:table-cell>
          <table:table-cell table:style-name="表29.B2" office:value-type="string">
            <text:p text:style-name="P12"/>
            <text:p text:style-name="P12"/>
            <text:p text:style-name="P12">one admonishing / one mocking – to take</text:p>
            <text:p text:style-name="P12">to+him / dishonor / and one correcting</text:p>
            <text:p text:style-name="P12">to. wicked man / blemish+his</text:p>
          </table:table-cell>
        </table:table-row>
        <table:table-row>
          <table:table-cell table:style-name="表29.A2" office:value-type="string">
            <text:p text:style-name="P15">9:8</text:p>
            <text:p text:style-name="P15">ח <text:s/>אַל-תּוֹכַח לֵץ, </text:p>
            <text:p text:style-name="P15">פֶּן-יִשְׂנָאֶךָּ; <text:s text:c="3"/>הוֹכַח לְחָכָם, וְיֶאֱהָב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correct / one mocking</text:p>
            <text:p text:style-name="P12">lest – to hate+you / correct!</text:p>
            <text:p text:style-name="P12"/>
            <text:p text:style-name="P12">to. wisse man / and to love+you</text:p>
          </table:table-cell>
        </table:table-row>
        <table:table-row>
          <table:table-cell table:style-name="表29.A2" office:value-type="string">
            <text:p text:style-name="P15">9:9</text:p>
            <text:p text:style-name="P15">ט <text:s/>תֵּן לְחָכָם, וְיֶחְכַּם-עוֹד; <text:s text:c="3"/>הוֹדַע לְצַדִּיק, וְיוֹסֶף לֶקַח.<text:tab/></text:p>
          </table:table-cell>
          <table:table-cell table:style-name="表29.B2" office:value-type="string">
            <text:p text:style-name="P12"/>
            <text:p text:style-name="P12"/>
            <text:p text:style-name="P12">give! / to. wise man / and to be wise</text:p>
            <text:p text:style-name="P12">further / inform! / to. righteous man</text:p>
            <text:p text:style-name="P12">and to add / influence</text:p>
          </table:table-cell>
        </table:table-row>
        <table:table-row>
          <table:table-cell table:style-name="表29.A2" office:value-type="string">
            <text:p text:style-name="P15">9:10</text:p>
            <text:p text:style-name="P15">י <text:s/>תְּחִלַּת חָכְמָה, יִרְאַת יְהוָה; <text:s text:c="3"/>וְדַעַת קְדֹשִׁים בִּינָה.</text:p>
          </table:table-cell>
          <table:table-cell table:style-name="表29.B2" office:value-type="string">
            <text:p text:style-name="P12"/>
            <text:p text:style-name="P12"/>
            <text:p text:style-name="P12">start / wisdom / fear</text:p>
            <text:p text:style-name="P12"/>
            <text:p text:style-name="P12">jehovah / and knowledge / holy ones</text:p>
            <text:p text:style-name="P12">understanding</text:p>
          </table:table-cell>
        </table:table-row>
        <table:table-row>
          <table:table-cell table:style-name="表29.A2" office:value-type="string">
            <text:p text:style-name="P15">9:11</text:p>
            <text:p text:style-name="P15">כִּי-בִי, יִרְבּוּ יָמֶיךָ; <text:s text:c="3"/>וְיוֹסִיפוּ לּ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that – in+me / to increase / days+thy</text:p>
            <text:p text:style-name="P12">and to be added / to+thee / years</text:p>
            <text:p text:style-name="P12"/>
            <text:p text:style-name="P12">lives</text:p>
          </table:table-cell>
        </table:table-row>
        <table:table-row>
          <table:table-cell table:style-name="表29.A2" office:value-type="string">
            <text:p text:style-name="P15">9:12</text:p>
            <text:p text:style-name="P15"><text:soft-page-break/>יב <text:s/>אִם-חָכַמְתָּ, חָכַמְתָּ לָּךְ; <text:s text:c="3"/>וְלַצְתָּ, לְבַדְּךָ תִשָּׂא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if – to be wise / to be wise</text:p>
            <text:p text:style-name="P12"/>
            <text:p text:style-name="P12">for+thee / and to mock / to. alone+thy</text:p>
            <text:p text:style-name="P12">to bear</text:p>
          </table:table-cell>
        </table:table-row>
        <table:table-row>
          <table:table-cell table:style-name="表29.A2" office:value-type="string">
            <text:p text:style-name="P21">/] 20200604_104159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3</text:p>
            <text:p text:style-name="P15">יג <text:s/>אֵשֶׁת כְּסִילוּת, הֹמִיָּה; <text:s text:c="3"/>פְּתַיּוּת, וּבַל-יָדְעָה מּ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4</text:p>
            <text:p text:style-name="P15">יד <text:s/>וְיָשְׁבָה, לְפֶתַח בֵּיתָהּ-- <text:s text:c="3"/>עַל-כִּסֵּא, מְרֹמֵי קָרֶ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5</text:p>
            <text:p text:style-name="P15">טו <text:s/>לִקְרֹא לְעֹבְרֵי-דָרֶךְ; <text:s text:c="3"/>הַמְיַשְּׁרִים, אֹרְחוֹתָ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6</text:p>
            <text:p text:style-name="P15">טז <text:s/>מִי-פֶתִי, יָסֻר הֵנָּה; <text:s text:c="3"/>וַחֲסַר-לֵב, וְאָמְרָה לּ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7</text:p>
            <text:p text:style-name="P15">יז <text:s/>מַיִם-גְּנוּבִים יִמְתָּקוּ; <text:s text:c="3"/><text:soft-page-break/>וְלֶחֶם סְתָרִים יִנְעָ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8</text:p>
            <text:p text:style-name="P15">יח <text:s/>וְלֹא-יָדַע, כִּי-רְפָאִים שָׁם; <text:s text:c="3"/>בְּעִמְקֵי שְׁאוֹל קְרֻאֶיה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</text:p>
            <text:p text:style-name="P15">א <text:s text:c="17"/>מִשְׁלֵי, שְׁלֹמֹה:</text:p>
            <text:p text:style-name="P15">בֵּן חָכָם, יְשַׂמַּח-אָב; <text:s text:c="3"/>וּבֵן כְּסִיל, תּוּגַת אִמּ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2</text:p>
            <text:p text:style-name="P15">ב <text:s/>לֹא-יוֹעִילוּ, אוֹצְרוֹת רֶשַׁע; <text:s text:c="3"/>וּצְדָקָה, תַּצִּיל מִמָּוֶת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3</text:p>
            <text:p text:style-name="P15">ג <text:s/>לֹא-יַרְעִיב יְהוָה, נֶפֶשׁ צַדִּיק; <text:s text:c="3"/>וְהַוַּת רְשָׁעִים יֶהְדֹּף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4</text:p>
            <text:p text:style-name="P15">ד <text:s/>רָאשׁ--עֹשֶׂה כַף-רְמִיָּה; <text:s text:c="3"/>וְיַד חָרוּצִים <text:soft-page-break/>תַּעֲשִׁי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5</text:p>
            <text:p text:style-name="P15">ה <text:s/>אֹגֵר בַּקַּיִץ, בֵּן מַשְׂכִּיל; <text:s text:c="3"/>נִרְדָּם בַּקָּצִיר, בֵּן מֵבִישׁ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6</text:p>
            <text:p text:style-name="P15">ו <text:s/>בְּרָכוֹת, לְרֹאשׁ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oft-page-break/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120481472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<text:soft-page-break/>--------------------------------------- [STEPS : closing] 20191009_161940</text:p>
      <text:list xml:id="list9496485211480733" text:style-name="L2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4T10:45:01.84</dc:date>
    <dc:creator>iwabuchi ken</dc:creator>
    <meta:editing-duration>P6DT2H17M45S</meta:editing-duration>
    <meta:editing-cycles>421</meta:editing-cycles>
    <meta:generator>OpenOffice/4.1.3$Win32 OpenOffice.org_project/413m1$Build-9783</meta:generator>
    <meta:document-statistic meta:table-count="9" meta:image-count="0" meta:object-count="0" meta:page-count="48" meta:paragraph-count="1205" meta:word-count="6760" meta:character-count="33502"/>
  </office:meta>
</office:document-meta>
</file>